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5ee122"/>
    </style:style>
    <style:style style:name="P60" style:family="paragraph" style:parent-style-name="Standard">
      <style:text-properties officeooo:paragraph-rsid="106fd28d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10d55cfb"/>
    </style:style>
    <style:style style:name="P63" style:family="paragraph" style:parent-style-name="Standard">
      <style:text-properties officeooo:paragraph-rsid="10d83c41"/>
    </style:style>
    <style:style style:name="P64" style:family="paragraph" style:parent-style-name="Standard">
      <style:text-properties officeooo:paragraph-rsid="10db5b0b"/>
    </style:style>
    <style:style style:name="P65" style:family="paragraph" style:parent-style-name="Standard">
      <style:text-properties officeooo:paragraph-rsid="10de8c2b"/>
    </style:style>
    <style:style style:name="P66" style:family="paragraph" style:parent-style-name="Standard">
      <style:text-properties officeooo:paragraph-rsid="10e76724"/>
    </style:style>
    <style:style style:name="P67" style:family="paragraph" style:parent-style-name="Standard">
      <style:text-properties officeooo:rsid="104324ed" officeooo:paragraph-rsid="10e76724"/>
    </style:style>
    <style:style style:name="P68" style:family="paragraph" style:parent-style-name="Standard">
      <style:text-properties officeooo:rsid="104ba919" officeooo:paragraph-rsid="10e76724"/>
    </style:style>
    <style:style style:name="P69" style:family="paragraph" style:parent-style-name="Standard">
      <style:text-properties officeooo:rsid="104d5027" officeooo:paragraph-rsid="10e76724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officeooo:paragraph-rsid="10ed343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f446fe"/>
    </style:style>
    <style:style style:name="P74" style:family="paragraph" style:parent-style-name="Footnote">
      <style:text-properties officeooo:paragraph-rsid="10faee61" fo:background-color="transparent"/>
    </style:style>
    <style:style style:name="P75" style:family="paragraph" style:parent-style-name="Standard">
      <style:text-properties officeooo:paragraph-rsid="10fe5ee7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paragraph-rsid="10ff453c"/>
    </style:style>
    <style:style style:name="P79" style:family="paragraph" style:parent-style-name="Standard">
      <style:text-properties officeooo:paragraph-rsid="0cb27039"/>
    </style:style>
    <style:style style:name="P80" style:family="paragraph" style:parent-style-name="Standard">
      <style:text-properties officeooo:paragraph-rsid="0a0f8417"/>
    </style:style>
    <style:style style:name="P81" style:family="paragraph" style:parent-style-name="Footnote">
      <style:text-properties officeooo:paragraph-rsid="11083f0c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8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9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font-size="10pt" style:font-size-asian="10pt" style:font-size-complex="10pt"/>
    </style:style>
    <style:style style:name="T17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5" style:family="text">
      <style:text-properties fo:language="en" fo:country="GB"/>
    </style:style>
    <style:style style:name="T176" style:family="text">
      <style:text-properties fo:language="en" fo:country="GB" fo:font-weight="bold" style:font-weight-asian="bold" style:font-weight-complex="bold"/>
    </style:style>
    <style:style style:name="T177" style:family="text">
      <style:text-properties fo:language="en" fo:country="GB" fo:font-weight="bold" officeooo:rsid="104d5027" style:font-weight-asian="bold" style:font-weight-complex="bold"/>
    </style:style>
    <style:style style:name="T17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0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2" style:family="text">
      <style:text-properties officeooo:rsid="103c421a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officeooo:rsid="1061b5b8"/>
    </style:style>
    <style:style style:name="T185" style:family="text">
      <style:text-properties officeooo:rsid="1069ed98"/>
    </style:style>
    <style:style style:name="T186" style:family="text">
      <style:text-properties officeooo:rsid="106d22f6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0">Checklist for installing </text:span><text:span text:style-name="T130"><text:user-field-get text:name="Distro">Debian</text:user-field-get></text:span><text:span text:style-name="T131"><text:s/></text:span><text:span text:style-name="T131"><text:user-field-get text:name="Version">12</text:user-field-get></text:span><text:span text:style-name="T132"><text:note text:id="ftn1" text:note-class="footnote"><text:note-citation>1</text:note-citation><text:note-body><text:p text:style-name="P8"><text:span text:style-name="T195">This </text:span><text:span text:style-name="T201"><text:user-field-get text:name="Distro">Debian</text:user-field-get></text:span><text:span text:style-name="T196"><text:s/></text:span><text:span text:style-name="T200"><text:user-field-get text:name="Version">12</text:user-field-get></text:span><text:span text:style-name="T200"><text:s/>Server</text:span><text:span text:style-name="T195"> from </text:span><text:span text:style-name="T197">June </text:span><text:span text:style-name="T199">11</text:span><text:span text:style-name="T206">th</text:span><text:span text:style-name="T199">,</text:span><text:span text:style-name="T195"> </text:span><text:span text:style-name="T205"><text:user-field-get text:name="Releaseyear">2023</text:user-field-get></text:span><text:span text:style-name="T195"><text:s/>is supported for 5 years until </text:span><text:span text:style-name="T198">June</text:span><text:span text:style-name="T195"> </text:span><text:span text:style-name="T199">30</text:span><text:span text:style-name="T206">th</text:span><text:span text:style-name="T199">, </text:span><text:span text:style-name="T126">202</text:span><text:span text:style-name="T128">8</text:span><text:span text:style-name="T127">.</text:span></text:p></text:note-body></text:note></text:span><text:span text:style-name="T133"><text:s/></text:span><text:span text:style-name="T135">Server</text:span><text:span text:style-name="T134">.</text:span></text:p>
      <text:p text:style-name="P30"><text:span text:style-name="Strong_20_Emphasis"><text:span text:style-name="T69"/></text:span></text:p>
      <text:p text:style-name="P37"><text:span text:style-name="Strong_20_Emphasis"><text:span text:style-name="T104"/></text:span></text:p>
      <text:p text:style-name="P72">Fill in the text box after &lt;...&gt;</text:p>
      <text:p text:style-name="P41"><text:span text:style-name="T178">&lt;user&gt;</text:span><text:span text:style-name="T155"><text:tab/><text:tab/></text:span><text:span text:style-name="T163"> <text:tab/><text:tab/><text:tab/> </text:span><text:span text:style-name="T156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6"><text:tab/></text:span><text:span text:style-name="T160">e.g.</text:span><text:span text:style-name="T164"> </text:span><text:span text:style-name="T165">Karel Zimmer</text:span></text:p>
      <text:p text:style-name="P75"><text:span text:style-name="T13">&lt;</text:span><text:span text:style-name="T168">user</text:span><text:span text:style-name="T169">n</text:span><text:span text:style-name="T14">a</text:span><text:span text:style-name="T15">me&gt;</text:span><text:span text:style-name="T166"><text:tab/><text:tab/><text:tab/> </text:span><text:span text:style-name="T166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66"><text:tab/></text:span><text:span text:style-name="T167">e.g.</text:span><text:span text:style-name="T6"> </text:span><text:span text:style-name="T123">karel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70"><text:tab/> </text:span><text:span text:style-name="T14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3"> </text:span><text:span text:style-name="T152">sv</text:span><text:span text:style-name="T153">0</text:span><text:span text:style-name="T154">1</text:span></text:p>
      <text:p text:style-name="P42"><text:span text:style-name="T178">&lt;user</text:span><text:span text:style-name="T140">&gt;</text:span><text:span text:style-name="T147"><text:tab/><text:tab/></text:span><text:span text:style-name="T163"> <text:tab/><text:tab/><text:tab/> </text:span><text:span text:style-name="T156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6"><text:tab/></text:span><text:span text:style-name="T162">any additional users</text:span></text:p>
      <text:p text:style-name="P75"><text:span text:style-name="T178">&lt;</text:span><text:span text:style-name="T148">user</text:span><text:span text:style-name="T149">n</text:span><text:span text:style-name="T141">a</text:span><text:span text:style-name="T142">me&gt;</text:span><text:span text:style-name="T140"><text:tab/><text:tab/><text:tab/> </text:span><text:span text:style-name="T166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66"><text:tab/></text:span><text:span text:style-name="T146">any additional users</text:span></text:p>
      <text:p text:style-name="P73"><text:span text:style-name="T202">r</text:span><text:span text:style-name="T203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36">Not yet on Linux?</text:span></text:span><text:span text:style-name="T115"><text:tab/></text:span><text:span text:style-name="T119">Use</text:span><text:span text:style-name="T116"> </text:span><text:span text:style-name="Strong_20_Emphasis"><text:span text:style-name="T121">Checklist </text:span></text:span><text:span text:style-name="Strong_20_Emphasis"><text:span text:style-name="T122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18">.</text:span></text:p>
      <text:p text:style-name="P40"><text:span text:style-name="Strong_20_Emphasis"><text:span text:style-name="T88">New installation?</text:span></text:span><text:span text:style-name="T30"><text:tab/><text:tab/></text:span><text:span text:style-name="T48">Start at chapter </text:span><text:span text:style-name="Strong_20_Emphasis"><text:span text:style-name="T89"><text:bookmark-ref text:reference-format="page" text:ref-name="__RefNumPara__4009_12717081281">2</text:bookmark-ref></text:span></text:span><text:span text:style-name="Strong_20_Emphasis"><text:span text:style-name="T89"><text:s text:c="2"/></text:span></text:span><text:span text:style-name="Strong_20_Emphasis"><text:span text:style-name="T89"><text:bookmark-ref text:reference-format="text" text:ref-name="__RefNumPara__4009_12717081281">Perform installation</text:bookmark-ref></text:span></text:span><text:span text:style-name="T31">.</text:span></text:p>
      <text:p text:style-name="P31"/>
      <text:p text:style-name="P38"><text:span text:style-name="Strong_20_Emphasis"><text:span text:style-name="T28"/></text:span></text:p>
      <text:list text:style-name="L1">
        <text:list-item>
          <text:p text:style-name="P84"><text:bookmark-start text:name="__RefNumPara__4083_1271708128"/>Prepar<text:span text:style-name="T184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70"><text:span text:style-name="T32">Log in as </text:span><text:span text:style-name="T179">&lt;user&gt;</text:span><text:span text:style-name="T9"><text:note text:id="ftn2" text:note-class="footnote"><text:note-citation>2</text:note-citation><text:note-body><text:p text:style-name="P27"><text:span text:style-name="T76">Login any additional </text:span><text:span text:style-name="T77">users</text:span><text:span text:style-name="T79"> </text:span><text:span text:style-name="T76">and follow the same steps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3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4"/></text:span></text:p>
          </table:table-cell>
          <table:table-cell table:style-name="_31_._5f_Installatie_5f_voorbereiden.D3" office:value-type="string">
            <text:p text:style-name="P63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2"><text:span text:style-name="T36">Type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D7" office:value-type="string">
            <text:p text:style-name="P60"><text:span text:style-name="T40">Choose</text:span><text:span text:style-name="T37"> </text:span><text:span text:style-name="Strong_20_Emphasis"><text:span text:style-name="T90">1</text:span></text:span><text:span text:style-name="T37"> Prepar</text:span><text:span text:style-name="T42">e</text:span><text:span text:style-name="T37"> installation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0">Perform installation</text:span></text:span><text:bookmark-end text:name="__RefNumPara__4009_12717081281"/></text:p>
        </text:list-item>
      </text:list>
      <text:p text:style-name="P47"><text:span text:style-name="Strong_20_Emphasis"><text:span text:style-name="T12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4">Boot the computer from</text:span><text:span text:style-name="T125"><text:note text:id="ftn3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 </text:span><text:span text:style-name="T100">Esc</text:span><text:span text:style-name="T82">, </text:span><text:span text:style-name="T100">Delete</text:span><text:span text:style-name="T82">, </text:span><text:span text:style-name="T100">F1</text:span><text:span text:style-name="T82">, </text:span><text:span text:style-name="T100">F2</text:span><text:span text:style-name="T82">, </text:span><text:span text:style-name="T100">F9</text:span><text:span text:style-name="T82">, </text:span><text:span text:style-name="T100">F10</text:span><text:span text:style-name="T82">, </text:span><text:span text:style-name="T100">F11</text:span><text:span text:style-name="T82">, or </text:span><text:span text:style-name="T100">F12</text:span></text:p></text:note-body></text:note></text:span><text:span text:style-name="T124"> an </text:span><text:span text:style-name="T106"><text:user-field-get text:name="Distro">Debian</text:user-field-get></text:span><text:span text:style-name="T107"><text:s/></text:span><text:span text:style-name="T107"><text:user-field-get text:name="Version">12</text:user-field-get></text:span><text:span text:style-name="T108"><text:s/></text:span><text:span text:style-name="T114">Server</text:span><text:span text:style-name="T110"> </text:span><text:span text:style-name="T112">Live</text:span><text:span text:style-name="T68"><text:note text:id="ftn4" text:note-class="footnote"><text:note-citation>2</text:note-citation><text:note-body><text:p text:style-name="P3"><text:span text:style-name="T171">From a Live USB stick you can boot and work with </text:span><text:span text:style-name="T129"><text:user-field-get text:name="Distro">Debian</text:user-field-get></text:span><text:span text:style-name="T129"><text:s/></text:span><text:span text:style-name="T171">without modifying any files on the hard drive and also allows installation of </text:span><text:span text:style-name="T129"><text:user-field-get text:name="Distro">Debian</text:user-field-get></text:span><text:span text:style-name="T129">.</text:span></text:p></text:note-body></text:note></text:span><text:span text:style-name="T65"> USB stick</text:span><text:span text:style-name="T66"><text:note text:id="ftn5" text:note-class="footnote"><text:note-citation>3</text:note-citation><text:note-body><text:p text:style-name="P81"><text:span text:style-name="T72">Create a bootable USB stick:<text:line-break/>Download a </text:span><text:span text:style-name="Sterk_20_accent_20_voetnoot"><text:span text:style-name="T93">debian-live-</text:span></text:span><text:span text:style-name="Sterk_20_accent_20_voetnoot"><text:span text:style-name="T93"><text:user-field-get text:name="Version">12</text:user-field-get></text:span></text:span><text:span text:style-name="Sterk_20_accent_20_voetnoot"><text:span text:style-name="T93">.</text:span></text:span><text:span text:style-name="Sterk_20_accent_20_voetnoot"><text:span text:style-name="T94">.</text:span></text:span><text:span text:style-name="Sterk_20_accent_20_voetnoot"><text:span text:style-name="T93">.</text:span></text:span><text:span text:style-name="Sterk_20_accent_20_voetnoot"><text:span text:style-name="T95">-</text:span></text:span><text:span text:style-name="Sterk_20_accent_20_voetnoot"><text:span text:style-name="T93">amd64-</text:span></text:span><text:span text:style-name="Sterk_20_accent_20_voetnoot"><text:span text:style-name="T96">standard</text:span></text:span><text:span text:style-name="Sterk_20_accent_20_voetnoot"><text:span text:style-name="T97">.iso</text:span></text:span><text:span text:style-name="T72"> image from</text:span><text:span text:style-name="T71"> </text:span><text:a xlink:type="simple" xlink:href="https://www.debian.org/" text:style-name="Internet_20_link" text:visited-style-name="Visited_20_Internet_20_Link"><text:span text:style-name="T172">debian.org</text:span></text:a><text:span text:style-name="T71"> </text:span><text:span text:style-name="T75">and </text:span><text:span text:style-name="Sterk_20_accent_20_voetnoot"><text:span text:style-name="T92">Other downloads</text:span></text:span><text:span text:style-name="T73"> <text:line-break/>(under Download) </text:span><text:span text:style-name="T75">and</text:span><text:span text:style-name="T73"> </text:span><text:span text:style-name="Strong_20_Emphasis"><text:span text:style-name="T78">Other live ISO</text:span></text:span><text:span text:style-name="T73"> (under try </text:span><text:span text:style-name="T73"><text:user-field-get text:name="Distro">Debian</text:user-field-get></text:span><text:span text:style-name="T73"><text:s/>live before installing)</text:span><text:span text:style-name="T70">.</text:span><text:span text:style-name="Strong_20_Emphasis"><text:span text:style-name="T72"><text:line-break/></text:span></text:span><text:span text:style-name="T74">The next steps are described in </text:span><text:span text:style-name="Sterk_20_accent_20_voetnoot"><text:span text:style-name="T98">Linux informati</text:span></text:span><text:span text:style-name="Sterk_20_accent_20_voetnoot"><text:span text:style-name="T99">on</text:span></text:span><text:span text:style-name="T74">, which can be found at </text:span><text:a xlink:type="simple" xlink:href="https://karelzimmer.nl/en" text:style-name="Internet_20_link" text:visited-style-name="Visited_20_Internet_20_Link"><text:span text:style-name="T173">karelzimmer.nl/en</text:span></text:a><text:span text:style-name="T74">.</text:span></text:p></text:note-body></text:note></text:span><text:span text:style-name="T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1">Sele</text:span><text:span text:style-name="T22">ct</text:span><text:span text:style-name="T19"> </text:span><text:span text:style-name="Strong_20_Emphasis"><text:span text:style-name="T26">Start installer</text:span></text:span><text:span text:style-name="T18"> </text:span><text:span text:style-name="T20">and press </text:span><text:span text:style-name="T23">the</text:span><text:span text:style-name="T24"> </text:span><text:span text:style-name="T105">Enter</text:span><text:span text:style-name="T2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204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6">At</text:span><text:span text:style-name="T45"> </text:span><text:span text:style-name="Strong_20_Emphasis"><text:span text:style-name="T56">Select your location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07">and click </text:span><text:span text:style-name="Strong_20_Emphasis"><text:span text:style-name="T207">Continue</text:span>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82"> </text:span><text:span text:style-name="T207">and click </text:span><text:span text:style-name="Strong_20_Emphasis"><text:span text:style-name="T207">Continue</text:span>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82"> </text:span><text:span text:style-name="T207">and click </text:span><text:span text:style-name="Strong_20_Emphasis"><text:span text:style-name="T207">Continue</text:span>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3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7">At</text:span><text:span text:style-name="T45"> </text:span><text:span text:style-name="Strong_20_Emphasis"><text:span text:style-name="T57">Configure the network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6"><text:span text:style-name="Strong_20_Emphasis"><text:span text:style-name="T51">E</text:span></text:span><text:span text:style-name="Strong_20_Emphasis"><text:span text:style-name="T44">nter </text:span></text:span><text:span text:style-name="Strong_20_Emphasis"><text:span text:style-name="T63">Hostname</text:span></text:span><text:span text:style-name="T5"> &lt;</text:span><text:span text:style-name="T12">comp</text:span><text:span text:style-name="T10">uter</text:span><text:span text:style-name="T11">na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3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86">At</text:span><text:span text:style-name="T185"> </text:span><text:span text:style-name="T183">Set up users and passwords</text:span><text:span text:style-name="T185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T175">Don</text:span><text:span text:style-name="T137">'t set </text:span><text:span text:style-name="T139">Root</text:span><text:span text:style-name="T137"> pass</text:span><text:span text:style-name="T138">w</text:span><text:span text:style-name="T137">ord</text:span><text:span text:style-name="T50"> </text:span><text:span text:style-name="T54">but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8"><text:span text:style-name="T51">E</text:span><text:span text:style-name="T44">nter </text:span><text:span text:style-name="Strong_20_Emphasis"><text:span text:style-name="T58">Full name of the new user</text:span></text:span><text:span text:style-name="T55"> </text:span><text:span text:style-name="T180">&lt;user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8"><text:span text:style-name="T175">Enter </text:span><text:span text:style-name="T176">User </text:span><text:span text:style-name="T177">n</text:span><text:span text:style-name="T176">ame for you</text:span><text:span text:style-name="T177">r</text:span><text:span text:style-name="T176"> account</text:span><text:span text:style-name="T49"> &lt;</text:span><text:span text:style-name="T10">USERna</text:span><text:span text:style-name="T11">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9"><text:span text:style-name="T175">E</text:span><text:span text:style-name="T50">nter a </text:span><text:span text:style-name="Strong_20_Emphasis"><text:span text:style-name="T59">password</text:span></text:span><text:span text:style-name="T50"> twice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</table:table>
      <text:p text:style-name="P61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2">Finish installation</text:span></text:span><text:bookmark-end text:name="__RefNumPara__12966_2272496019"/></text:p>
        </text:list-item>
      </text:list>
      <text:p text:style-name="P2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3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7">Log in as </text:span><text:span text:style-name="T181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79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3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4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5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5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64"><text:span text:style-name="T40">Choose</text:span><text:span text:style-name="T38"> </text:span><text:span text:style-name="Strong_20_Emphasis"><text:span text:style-name="T91">3</text:span></text:span><text:span text:style-name="T85"> </text:span><text:span text:style-name="T86">Finish installatio</text:span><text:span text:style-name="T87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8">S</text:span></text:span><text:span text:style-name="Strong_20_Emphasis"><text:span text:style-name="T174">et up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3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3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29">Log in as</text:span><text:span text:style-name="T27"> </text:span><text:span text:style-name="T181">&lt;user&gt;</text:span><text:span text:style-name="T35"><text:note text:id="ftn6" text:note-class="footnote"><text:note-citation>1</text:note-citation><text:note-body><text:p text:style-name="P26"><text:span text:style-name="T101">Login any additional </text:span><text:span text:style-name="T102">users</text:span><text:span text:style-name="T103"> </text:span><text:span text:style-name="T101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5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5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0">Choose</text:span><text:span text:style-name="T38"> </text:span><text:span text:style-name="Strong_20_Emphasis"><text:span text:style-name="T91">4</text:span></text:span><text:span text:style-name="T61"> </text:span><text:span text:style-name="T41">Set up user</text:span><text:span text:style-name="T39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80"/>
      <text:p text:style-name="P65"><text:span text:style-name="T111">End of checklist,</text:span><text:span text:style-name="T109"> </text:span><text:span text:style-name="T109"><text:user-field-get text:name="Distro">Debian</text:user-field-get></text:span><text:span text:style-name="T107"><text:s/></text:span><text:span text:style-name="T107"><text:user-field-get text:name="Version">12</text:user-field-get></text:span><text:span text:style-name="T113"><text:s/></text:span><text:span text:style-name="T114">Server</text:span><text:span text:style-name="T110"> </text:span><text:span text:style-name="T111">installation is complete.</text:span></text:p>
      <text:p text:style-name="P45"/>
      <text:p text:style-name="P43"><text:span text:style-name="T187">Written</text:span><text:span text:style-name="T188"> </text:span><text:span text:style-name="T187">by</text:span><text:span text:style-name="T188"> </text:span><text:a xlink:type="simple" xlink:href="mailto:info@karelzimmer.nl?subject=Checklist%20installation%20Linux" text:style-name="Internet_20_link" text:visited-style-name="Visited_20_Internet_20_Link"><text:span text:style-name="T194">Karel Zimmer</text:span></text:a><text:span text:style-name="T189">.</text:span></text:p>
      <text:p text:style-name="P44"><text:span text:style-name="T192">License </text:span><text:span text:style-name="T190">C</text:span><text:span text:style-name="T191">C0</text:span><text:span text:style-name="T189"> 1.0 </text:span><text:span text:style-name="T19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3"><text:s/></text:span><text:span text:style-name="T19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5-07T14:22:26.966181672">07/05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5-07T14:22:26.840166586</dc:date>
    <meta:keyword>Installatie</meta:keyword>
    <meta:keyword>Checklist</meta:keyword>
    <meta:keyword>Linux</meta:keyword>
    <meta:editing-cycles>7068</meta:editing-cycles>
    <meta:editing-duration>P12DT11H20M43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2" meta:character-count="2432" meta:non-whitespace-character-count="2066"/>
    <meta:user-defined meta:name="Info 1"/>
    <meta:user-defined meta:name="Info 2"/>
    <meta:user-defined meta:name="Info 3"/>
    <meta:user-defined meta:name="Info 4"/>
  </office:meta>
</office:document-meta>
</file>